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196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font-name="Arial" fo:font-size="9pt" style:font-size-asian="9pt" style:font-size-complex="9pt"/>
    </style:style>
    <style:style style:name="ce2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fo:color="#000000" style:font-name="Segoe UI" fo:font-size="10pt" style:font-name-asian="Segoe UI" style:font-size-asian="10pt" style:font-name-complex="Segoe UI" style:font-size-complex="10pt"/>
    </style:style>
    <style:style style:name="ce12" style:family="table-cell" style:parent-style-name="Default" style:data-style-name="N100">
      <style:text-properties style:font-name="Liberation Serif"/>
    </style:style>
    <style:style style:name="ce1" style:family="table-cell" style:parent-style-name="Default">
      <style:text-properties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dup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Wzgórza Krzesławickie</text:p>
          </table:table-cell>
          <table:table-cell table:style-name="ce2" office:value-type="string" calcext:value-type="string">
            <text:p>50.09468867001616, 20.065187215805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Wzgórza Krzesławickie</text:p>
          </table:table-cell>
          <table:table-cell office:value-type="string" calcext:value-type="string">
            <text:p>Jarzębi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4,5</text:p>
          </table:table-cell>
          <table:table-cell office:value-type="string" calcext:value-type="string">
            <text:p>50.09468867001616, 20.065187215805057; 50.091759961497175, 20.06050944328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Jarzębiny</text:p>
          </table:table-cell>
          <table:table-cell table:style-name="ce2" office:value-type="string" calcext:value-type="string">
            <text:p>50.091759961497175, 20.06050944328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Jarzębiny</text:p>
          </table:table-cell>
          <table:table-cell office:value-type="string" calcext:value-type="string">
            <text:p>Darw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4,5</text:p>
          </table:table-cell>
          <table:table-cell office:value-type="string" calcext:value-type="string">
            <text:p><text:s/>50.091759961497175, 20.06050944328308; 50.09104410422565, 20.05938291549683; 50.09080662998019, 20.05909323692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Darwina</text:p>
          </table:table-cell>
          <table:table-cell table:style-name="ce2" office:value-type="string" calcext:value-type="string">
            <text:p>50.09080662998019, 20.05909323692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arwina</text:p>
          </table:table-cell>
          <table:table-cell office:value-type="string" calcext:value-type="string">
            <text:p>Wiaduk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4,5</text:p>
          </table:table-cell>
          <table:table-cell office:value-type="string" calcext:value-type="string">
            <text:p>50.09081007164435, 20.059109330177307; 50.08945059507735, 20.05779504776001; 50.088359544216885, 20.0567489862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Wiadukty</text:p>
          </table:table-cell>
          <table:table-cell table:style-name="ce2" office:value-type="string" calcext:value-type="string">
            <text:p>50.088345776854915, 20.05674898624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Wiadukty</text:p>
          </table:table-cell>
          <table:table-cell office:value-type="string" calcext:value-type="string">
            <text:p>Jwiaduk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4,5</text:p>
          </table:table-cell>
          <table:table-cell office:value-type="string" calcext:value-type="string">
            <text:p>50.088359544216885, 20.05675435066223; 50.087829497926045, 20.056244730949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ction</text:p>
          </table:table-cell>
          <table:table-cell office:value-type="string" calcext:value-type="string">
            <text:p>Jwiadukty</text:p>
          </table:table-cell>
          <table:table-cell table:style-name="ce2" office:value-type="string" calcext:value-type="string">
            <text:p>50.087829497926045, 20.0562447309494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Jwiadukty</text:p>
          </table:table-cell>
          <table:table-cell office:value-type="string" calcext:value-type="string">
            <text:p>Wańkowicza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50.08783982355911, 20.056223273277286; 50.08694836904213, 20.047473907470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Wańkowicza</text:p>
          </table:table-cell>
          <table:table-cell table:style-name="ce2" office:value-type="string" calcext:value-type="string">
            <text:p>50.086955252924334, 20.0474739074707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Wańkowicza</text:p>
          </table:table-cell>
          <table:table-cell office:value-type="string" calcext:value-type="string">
            <text:p>Cienista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50.086955252924334, 20.047484636306766; 50.0864010972444, 20.04190564155579; 50.08576088456914, 20.03938436508179; 50.0851963888797, 20.03815054893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Cienista</text:p>
          </table:table-cell>
          <table:table-cell table:style-name="ce2" office:value-type="string" calcext:value-type="string">
            <text:p>50.08519294681241, 20.03815054893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ienista</text:p>
          </table:table-cell>
          <table:table-cell office:value-type="string" calcext:value-type="string">
            <text:p>Teatr Ludowy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50.08517917854083, 20.03814518451691; 50.082132851214695, 20.032474994659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Teatr Ludowy</text:p>
          </table:table-cell>
          <table:table-cell table:style-name="ce4" office:value-type="string" calcext:value-type="string">
            <text:p>50.082132851214695, 20.032474994659427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eatr Ludowy</text:p>
          </table:table-cell>
          <table:table-cell office:value-type="string" calcext:value-type="string">
            <text:p>Rondo Kocmyrzowskie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50.0821362935017, 20.03245353698731; 50.08030151947189, 20.029041767120365; 50.079943506595285, 20.0279313325882; 50.07962680066814, 20.027346611022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Rondo Kocmyrzowskie</text:p>
          </table:table-cell>
          <table:table-cell table:style-name="ce4" office:value-type="string" calcext:value-type="string">
            <text:p>50.07961991573343, 20.027330517768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Rondo Kocmyrzowskie</text:p>
          </table:table-cell>
          <table:table-cell office:value-type="string" calcext:value-type="string">
            <text:p>Bieńczy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,9,14,52</text:p>
          </table:table-cell>
          <table:table-cell office:value-type="string" calcext:value-type="string">
            <text:p>50.07964057053456, 20.027330517768863; 50.079310092648754, 20.026772618293766; 50.07886256688051, 20.026322007179264; 50.078711095674244, 20.026112794876102; 50.07587092194774, 20.0208503007888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Bieńczycka</text:p>
          </table:table-cell>
          <table:table-cell table:style-name="ce2" office:value-type="string" calcext:value-type="string">
            <text:p>50.075881250156975, 20.020882487297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Bieńczycka</text:p>
          </table:table-cell>
          <table:table-cell office:value-type="string" calcext:value-type="string">
            <text:p>Rondo Czyżyńsk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,9,14,52</text:p>
          </table:table-cell>
          <table:table-cell office:value-type="string" calcext:value-type="string">
            <text:p>50.075891578364, 20.020893216133118; 50.07451446446665, 20.018339753150943; 50.073953279211, 20.017744302749637; 50.07345405981334, 20.01745998859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Rondo Czyżyńskie</text:p>
          </table:table-cell>
          <table:table-cell table:style-name="ce4" office:value-type="string" calcext:value-type="string">
            <text:p>50.07345405981334, 20.01744389533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Rondo Czyżyńskie</text:p>
          </table:table-cell>
          <table:table-cell office:value-type="string" calcext:value-type="string">
            <text:p>Central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4,22</text:p>
          </table:table-cell>
          <table:table-cell office:value-type="string" calcext:value-type="string">
            <text:p>50.073450616902896, 20.01745462417603; 50.0721801660743, 20.016767978668216; 50.07106117743937, 20.016129612922672; 50.07061701778852, 20.01567363739014; 50.070255489454446, 20.015088915824894; 50.06960473158503, 20.013291835784916; 50.06931205982325, 20.01247644424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Centralna</text:p>
          </table:table-cell>
          <table:table-cell table:style-name="ce4" office:value-type="string" calcext:value-type="string">
            <text:p>50.06931205982325, 20.0124818086624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entralna</text:p>
          </table:table-cell>
          <table:table-cell office:value-type="string" calcext:value-type="string">
            <text:p>Rondo 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4,22</text:p>
          </table:table-cell>
          <table:table-cell office:value-type="string" calcext:value-type="string">
            <text:p>50.069315503030836, 20.012487173080448; 50.06868194867419, 20.01020729541779; 50.06771094151507, 20.0069135427475; 50.06754566174288, 20.006371736526493; 50.06739071143917, 20.00536322593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Rondo 308</text:p>
          </table:table-cell>
          <table:table-cell office:value-type="string" calcext:value-type="string">
            <text:p>50.067383824747395, 20.005368590354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Rondo 308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4,22</text:p>
          </table:table-cell>
          <table:table-cell office:value-type="string" calcext:value-type="string">
            <text:p>50.06740104147499, 20.00536859035492; 50.0673046277208, 20.004858970642093; 50.06717033681163, 20.00447273254395; 50.066922414145296, 20.003995299339298; 50.06683977297174, 20.00373244285584; 50.066257837342974, 20.00073373317719; 50.065586364382476, 19.996876716613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50.06558292090717, 19.996892809867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auron Arena Krakó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4,22</text:p>
          </table:table-cell>
          <table:table-cell office:value-type="string" calcext:value-type="string">
            <text:p>50.06558292090717, 19.996865987777714; 50.064308818076526, 19.989543557167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Tauron Arena Kraków</text:p>
          </table:table-cell>
          <table:table-cell office:value-type="string" calcext:value-type="string">
            <text:p>50.064291600238946, 19.989516735076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auron Arena Kraków</text:p>
          </table:table-cell>
          <table:table-cell office:value-type="string" calcext:value-type="string">
            <text:p>Pla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4,22</text:p>
          </table:table-cell>
          <table:table-cell table:style-name="ce12" office:value-type="string" calcext:value-type="string">
            <text:p>50.06429848737473, 19.98950064182282; 50.06372340813163, 19.986067414283756; 50.06350990390315, 19.98512864112854; 50.06324818774606, 19.984393715858463; 50.06303123774396, 19.98394846916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Plaza</text:p>
          </table:table-cell>
          <table:table-cell table:style-name="ce5" office:value-type="string" calcext:value-type="string">
            <text:p>50.06302779408522, 19.983948469161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Jdą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4,22</text:p>
          </table:table-cell>
          <table:table-cell office:value-type="string" calcext:value-type="string">
            <text:p>50.0630518996912, 19.98395919799805; 50.06110963775004, 19.9799144268035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ction</text:p>
          </table:table-cell>
          <table:table-cell office:value-type="string" calcext:value-type="string">
            <text:p>Jdąbie</text:p>
          </table:table-cell>
          <table:table-cell office:value-type="string" calcext:value-type="string">
            <text:p>50.06110963775004, 19.9799144268035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Jdąbie</text:p>
          </table:table-cell>
          <table:table-cell office:value-type="string" calcext:value-type="string">
            <text:p>Ldą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0.06111308154649, 19.97995734214783; 50.06162964821238, 19.979721307754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Jdąbie</text:p>
          </table:table-cell>
          <table:table-cell office:value-type="string" calcext:value-type="string">
            <text:p>Dą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,14,22</text:p>
          </table:table-cell>
          <table:table-cell office:value-type="string" calcext:value-type="string">
            <text:p>50.06109930635925, 19.979925155639652; 50.060734262456286, 19.979147315025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Dąbie</text:p>
          </table:table-cell>
          <table:table-cell table:style-name="ce5" office:value-type="string" calcext:value-type="string">
            <text:p>50.060723930984636, 19.9791526794433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ąbie</text:p>
          </table:table-cell>
          <table:table-cell office:value-type="string" calcext:value-type="string">
            <text:p>Ofiar Dą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,14,22</text:p>
          </table:table-cell>
          <table:table-cell office:value-type="string" calcext:value-type="string">
            <text:p>50.060723930984636, 19.979163408279422; 50.05989396216115, 19.977419972419742; 50.059735543243434, 19.976899623870853; 50.05962189456718, 19.97626662254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Ofiar Dąbia</text:p>
          </table:table-cell>
          <table:table-cell table:style-name="ce5" office:value-type="string" calcext:value-type="string">
            <text:p>50.05961156285597, 19.976261258125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Ofiar Dąbia</text:p>
          </table:table-cell>
          <table:table-cell office:value-type="string" calcext:value-type="string">
            <text:p>Fabrycz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,14,22</text:p>
          </table:table-cell>
          <table:table-cell office:value-type="string" calcext:value-type="string">
            <text:p>50.059628782373395, 19.97626662254334; 50.059511689533075, 19.975445866584778; 50.059511689533075, 19.975156188011173; 50.059577123802605, 19.974372982978824; 50.059807864988144, 19.97324109077454; 50.06035888422532, 19.970682263374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Fabryczna</text:p>
          </table:table-cell>
          <table:table-cell office:value-type="string" calcext:value-type="string">
            <text:p>50.06035888422532, 19.9706822633743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abryczna</text:p>
          </table:table-cell>
          <table:table-cell office:value-type="string" calcext:value-type="string">
            <text:p>Francesco Nul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,14,22</text:p>
          </table:table-cell>
          <table:table-cell office:value-type="string" calcext:value-type="string">
            <text:p>50.06033477726608, 19.97074127197266; 50.06048975036411, 19.970038533210754; 50.06053107643904, 19.969555735588077; 50.0605069695663, 19.96897637844086; 50.06044498040943, 19.96845066547394; 50.06010059474589, 19.967093467712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Francesco Nullo</text:p>
          </table:table-cell>
          <table:table-cell office:value-type="string" calcext:value-type="string">
            <text:p>50.060090263137816, 19.9670988321304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rancesco Nullo</text:p>
          </table:table-cell>
          <table:table-cell office:value-type="string" calcext:value-type="string">
            <text:p>Teatr Vari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,14,22</text:p>
          </table:table-cell>
          <table:table-cell office:value-type="string" calcext:value-type="string">
            <text:p>50.06008681926794, 19.967066645622253; 50.05932916188851, 19.963933825492862; 50.05919140471578, 19.96340811252594; 50.05900543190518, 19.962801933288578; 50.05885389797095, 19.96245324611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Teatr Variete</text:p>
          </table:table-cell>
          <table:table-cell office:value-type="string" calcext:value-type="string">
            <text:p>50.05885045401232, 19.962453246116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eatr Variete</text:p>
          </table:table-cell>
          <table:table-cell office:value-type="string" calcext:value-type="string">
            <text:p>Rondo Grzegorzeck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,14,22</text:p>
          </table:table-cell>
          <table:table-cell office:value-type="string" calcext:value-type="string">
            <text:p>50.058836678175396, 19.96244251728058; 50.05812377321551, 19.960881471633915; 50.05773115436634, 19.95973348617554; 50.0576140568946, 19.95898246765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Rondo Grzegorzeckie</text:p>
          </table:table-cell>
          <table:table-cell table:style-name="ce5" office:value-type="string" calcext:value-type="string">
            <text:p>50.057624389035944, 19.95898246765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Rondo Grzegorzeckie</text:p>
          </table:table-cell>
          <table:table-cell office:value-type="string" calcext:value-type="string">
            <text:p>Hala Targow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,12,22</text:p>
          </table:table-cell>
          <table:table-cell office:value-type="string" calcext:value-type="string">
            <text:p>50.057521067522245, 19.95722830295563; 50.05753139968361, 19.9569708108902; 50.05841651324899, 19.954385161399845; 50.0585646045856, 19.953639507293705; 50.05878846271499, 19.9507749080658; 50.05878846271499, 19.950624704360965; 50.05866792385204, 19.948832988739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Hala Targowa</text:p>
          </table:table-cell>
          <table:table-cell office:value-type="string" calcext:value-type="string">
            <text:p>50.0586748117952, 19.948832988739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Hala Targowa</text:p>
          </table:table-cell>
          <table:table-cell office:value-type="string" calcext:value-type="string">
            <text:p>Starowiśl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,12,22</text:p>
          </table:table-cell>
          <table:table-cell office:value-type="string" calcext:value-type="string">
            <text:p>50.05866792385204, 19.948854446411136; 50.05861970822205, 19.948436021804813; 50.05834763340181, 19.947159290313724; 50.05819609738992, 19.946891069412235; 50.05807555703867, 19.946719408035282; 50.05713188782321, 19.945914745330814; 50.05652228141864, 19.945448040962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Starowiślna</text:p>
          </table:table-cell>
          <table:table-cell table:style-name="ce5" office:value-type="string" calcext:value-type="string">
            <text:p>50.0564912842759, 19.9454534053802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tarowiślna</text:p>
          </table:table-cell>
          <table:table-cell office:value-type="string" calcext:value-type="string">
            <text:p>Poczta Głów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3,24,52</text:p>
          </table:table-cell>
          <table:table-cell office:value-type="string" calcext:value-type="string">
            <text:p>50.05649472840386, 19.94543194770813; 50.056808143013455, 19.945195913314823; 50.057135331905165, 19.944680929183964; 50.0586438160431, 19.943071603775024; 50.05958745552122, 19.9421221017837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Poczta Główna</text:p>
          </table:table-cell>
          <table:table-cell office:value-type="string" calcext:value-type="string">
            <text:p>50.05957023598896, 19.942100644111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oczta Główna</text:p>
          </table:table-cell>
          <table:table-cell office:value-type="string" calcext:value-type="string">
            <text:p>J Poczta Głów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50.05958745552122, 19.942100644111637; 50.059218956181965, 19.941591024398804; 50.05900887585266, 19.94129598140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ction</text:p>
          </table:table-cell>
          <table:table-cell office:value-type="string" calcext:value-type="string">
            <text:p>J Poczta Główna</text:p>
          </table:table-cell>
          <table:table-cell office:value-type="string" calcext:value-type="string">
            <text:p>50.05898476821506, 19.941263794898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J Poczta Główna</text:p>
          </table:table-cell>
          <table:table-cell office:value-type="string" calcext:value-type="string">
            <text:p>Plac Wszystkich Swiety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,8,13,18</text:p>
          </table:table-cell>
          <table:table-cell office:value-type="string" calcext:value-type="string">
            <text:p>50.05899510006123, 19.941317439079288; 50.05899165611275, 19.940856099128727; 50.05909497445953, 19.938688874244693; 50.059129413859026, 19.93792712688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Plac Wszystkich Swietych</text:p>
          </table:table-cell>
          <table:table-cell office:value-type="string" calcext:value-type="string">
            <text:p>50.059129413859026, 19.93792712688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lac Wszystkich Swietych</text:p>
          </table:table-cell>
          <table:table-cell office:value-type="string" calcext:value-type="string">
            <text:p>Filharmo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,8,13,18</text:p>
          </table:table-cell>
          <table:table-cell office:value-type="string" calcext:value-type="string">
            <text:p>50.0591225259811, 19.93792712688446; 50.05915007748685, 19.937208294868473; 50.05920518045086, 19.936934709548954; 50.05938082072629, 19.93655383586884; 50.05945314300577, 19.936274886131287; 50.05946691866568, 19.93599593639374; 50.05938082072629, 19.934853315353397; 50.05934293758402, 19.93470311164856; 50.058826346295106, 19.933345913887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Filharmonia</text:p>
          </table:table-cell>
          <table:table-cell table:style-name="ce5" office:value-type="string" calcext:value-type="string">
            <text:p>50.05884012213499, 19.933372735977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ilharmonia</text:p>
          </table:table-cell>
          <table:table-cell office:value-type="string" calcext:value-type="string">
            <text:p>Jubi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,6</text:p>
          </table:table-cell>
          <table:table-cell office:value-type="string" calcext:value-type="string">
            <text:p>50.058826346295106, 19.933372735977176; 50.05868169973741, 19.932943582534794; 50.05764849735713, 19.930711984634403; 50.05647406363236, 19.929295778274536; 50.055905778929045, 19.92867887020111; 50.05558891423238, 19.92827117443085; 50.05528582430359, 19.9276757240295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Jubilat</text:p>
          </table:table-cell>
          <table:table-cell office:value-type="string" calcext:value-type="string">
            <text:p>50.05522727261943, 19.927552342414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Jubilat</text:p>
          </table:table-cell>
          <table:table-cell office:value-type="string" calcext:value-type="string">
            <text:p>Komorowskie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,6</text:p>
          </table:table-cell>
          <table:table-cell office:value-type="string" calcext:value-type="string">
            <text:p>50.05522727261943, 19.92752552032471; 50.05468308296048, 19.92625415325165; 50.05341557932077, 19.92183387279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Komorowskiego</text:p>
          </table:table-cell>
          <table:table-cell office:value-type="string" calcext:value-type="string">
            <text:p>50.05341557932077, 19.9218499660491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Komorowskiego</text:p>
          </table:table-cell>
          <table:table-cell office:value-type="string" calcext:value-type="string">
            <text:p>Salw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,6</text:p>
          </table:table-cell>
          <table:table-cell office:value-type="string" calcext:value-type="string">
            <text:p>50.05341557932077, 19.92182850837708; 50.05260959491914, 19.91903901100159; 50.052537262323675, 19.91805732250214; 50.05264403897387, 19.917145371437076; 50.052774926156424, 19.916013479232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Salwator</text:p>
          </table:table-cell>
          <table:table-cell table:style-name="ce5" office:value-type="string" calcext:value-type="string">
            <text:p>50.052774926156424, 19.91606712341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alwator</text:p>
          </table:table-cell>
          <table:table-cell office:value-type="string" calcext:value-type="string">
            <text:p>L Salw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,6</text:p>
          </table:table-cell>
          <table:table-cell office:value-type="string" calcext:value-type="string">
            <text:p>50.05277837055117, 19.916051030159; 50.052774926156424, 19.915444850921634; 50.052737037798195, 19.914758205413822; 50.05264403897387, 19.9141895771026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 Salwator</text:p>
          </table:table-cell>
          <table:table-cell office:value-type="string" calcext:value-type="string">
            <text:p>50.052626816949584, 19.914189577102665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.00.0000</text:date>, <text:time style:data-style-name="N2" text:time-value="08:49:04.2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09:05:59.204000000</dc:date>
    <meta:editing-duration>PT25M33S</meta:editing-duration>
    <meta:editing-cycles>4</meta:editing-cycles>
    <meta:generator>LibreOffice/5.4.3.2$Windows_x86 LibreOffice_project/92a7159f7e4af62137622921e809f8546db437e5</meta:generator>
    <meta:document-statistic meta:table-count="1" meta:cell-count="297" meta:object-count="0"/>
  </office:meta>
</office:document-meta>
</file>